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e813" officeooo:paragraph-rsid="0019e8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gs:</text:p>
      <text:p text:style-name="P1"/>
      <text:p text:style-name="P1">1. Dans le plugin edit_text, si on modifie le texte d'un des fichiers, parfois celui-ci ne se met pas à jour quand on va le voir dans la gallerie. Pourtant, il est mis à jour dans l'onglet d'édition de texte. Par conséquent, le fichier est vraiment mis à jour, mais il semble être encore présent dans la cache de l'utilisateur ce qui cause le bug.</text:p>
      <text:p text:style-name="P1"/>
      <text:p text:style-name="P1">2. Il y a sûrement une possibilité de faire de l'injection SQL dans les plugins user_info et medic_monitor. Il faudrait peut-être ajouter plus de validation pour empêcher certains caractères. (Non confirmé)</text:p>
      <text:p text:style-name="P1"/>
      <text:p text:style-name="P1">3. La table "history" de la base de données enregistre automatiquement où les utilisateurs standards ont été. Si la page qu'ils visitent ne fait pas partie de la liste des pages par défaut, une erreur s'affiche sur la page. Pour corriger le problème, nous avons dû "hard-codé" nos nouvelles pages dans l'enum des pages. Ceci peut facilement causer un bug dans le futur si le nom d'une des pages change ou si on ajoute une page de plus. Ce problème causait l'impossibilité d'utiliser Community et medic_monitor en tant qu'utilisateur. Le problème n'est pas causé par un plugin.</text:p>
      <text:p text:style-name="P1"/>
      <text:p text:style-name="P1">4. Dans le plugin edit_text si on ajoute un nouveau fichier texte avec un nom possédant un apostrophe, l'apostrophe est remplacé par \'. Ex: J'aime -&gt; J\'aime</text:p>
      <text:p text:style-name="P1"/>
      <text:p text:style-name="P1">5. Dans Firefox, avec Charlies, les fichiers textes ne sont pas bien affichés. Si une ligne est longue, elle va disparaître et être impossible à voir.</text:p>
      <text:p text:style-name="P1"/>
      <text:p text:style-name="P1">6. Dans le plugin user_info, un message d'erreur apparaît pour une demi-seconde lorsque l'on supprime un élément du tableau. L'erreur disparaît quand la page se rafraîchit et que l'action se complète sans problème.</text:p>
      <text:p text:style-name="P1"/>
      <text:p text:style-name="P1"/>
      <text:p text:style-name="P1">Améliorations à faire:</text:p>
      <text:p text:style-name="P1"/>
      <text:p text:style-name="P1">1. Mieux gérer la façon dont le document des informations de santé est créé dans le plugin medic_monitor</text:p>
      <text:p text:style-name="P1"/>
      <text:p text:style-name="P1">2. Inscrire le nom des colonnes dans la première ligne du csv dans le plugin user_info</text:p>
      <text:p text:style-name="P1"/>
      <text:p text:style-name="P1">3. Mieux gérer l'interaction entre les tables de la BD dans le plugin user_info</text:p>
      <text:p text:style-name="P1"/>
      <text:p text:style-name="P1">4. Si community n'est pas activé, il ne devrait pas avoir de champ pour faire le upload des informations de santé dans le plugin medic_monitor</text:p>
      <text:p text:style-name="P1"/>
      <text:p text:style-name="P1">5. Il faudrait faire une validation du nom de la famille entré dans les scripts de création des familles pour empêcher de causer des bugs</text:p>
      <text:p text:style-name="P1"/>
      <text:p text:style-name="P1">6. Dans le plugin edit_text, si un fichier n'a pas une extension .txt, on ne devrait pas pouvoir accéder à l'onglet Edit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2:07:13.033404729</meta:creation-date>
    <dc:date>2017-03-09T12:07:42.983369896</dc:date>
    <meta:editing-duration>PT30S</meta:editing-duration>
    <meta:editing-cycles>1</meta:editing-cycles>
    <meta:document-statistic meta:table-count="0" meta:image-count="0" meta:object-count="0" meta:page-count="1" meta:paragraph-count="14" meta:word-count="403" meta:character-count="2350" meta:non-whitespace-character-count="1961"/>
    <meta:generator>LibreOffice/5.1.6.2$Linux_X86_64 LibreOffice_project/10m0$Build-2</meta:generator>
  </office:meta>
</office:document-meta>
</file>